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note">
      <style:paragraph-properties fo:text-indent="0in" style:auto-text-indent="false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Text_20_body">
      <style:text-properties style:font-name="DejaVu Sans Mono" fo:font-size="24pt" fo:font-style="normal" style:text-underline-style="solid" style:text-underline-width="auto" style:text-underline-color="font-color" fo:font-weight="bold" officeooo:rsid="0017d3eb" officeooo:paragraph-rsid="0017d3eb" style:font-size-asian="24pt" style:font-style-asian="normal" style:font-weight-asian="bold" style:font-size-complex="24pt" style:font-style-complex="normal" style:font-weight-complex="bold"/>
    </style:style>
    <style:style style:name="P4" style:family="paragraph" style:parent-style-name="Text_20_body">
      <style:text-properties style:font-name="DejaVu Sans Mono" fo:font-size="14pt" officeooo:rsid="0017d3eb" officeooo:paragraph-rsid="0017d3eb" style:font-size-asian="14pt" style:font-size-complex="14pt"/>
    </style:style>
    <style:style style:name="P5" style:family="paragraph" style:parent-style-name="Text_20_body">
      <style:text-properties style:font-name="DejaVu Sans Mono" fo:font-size="14pt" fo:font-style="normal" fo:font-weight="normal" officeooo:rsid="0017d3eb" officeooo:paragraph-rsid="0017d3e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text-properties style:font-name="DejaVu Sans 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style:font-name="DejaVu Sans Mono" fo:font-size="14pt" fo:font-style="italic" style:text-underline-style="solid" style:text-underline-width="auto" style:text-underline-color="font-color" fo:font-weight="bold" officeooo:rsid="0017d3eb" officeooo:paragraph-rsid="0017d3eb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style:font-name="DejaVu Sans Mono" fo:font-size="14pt" fo:font-style="italic" style:text-underline-style="solid" style:text-underline-width="auto" style:text-underline-color="font-color" fo:font-weight="bold" officeooo:paragraph-rsid="00182dc8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DejaVu Sans Mono" fo:font-size="14pt" style:text-underline-style="solid" style:text-underline-width="auto" style:text-underline-color="font-color" officeooo:paragraph-rsid="0013b778" style:font-size-asian="14pt" style:font-size-complex="14pt"/>
    </style:style>
    <style:style style:name="P11" style:family="paragraph" style:parent-style-name="Text_20_body">
      <style:text-properties style:font-name="DejaVu Sans Mono" fo:font-size="14pt" style:text-underline-style="solid" style:text-underline-width="auto" style:text-underline-color="font-color" fo:font-weight="bold" officeooo:paragraph-rsid="0017d3eb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DejaVu Sans Mono" fo:font-size="14pt" officeooo:rsid="0017d3eb" officeooo:paragraph-rsid="0017d3eb" style:font-size-asian="14pt" style:font-size-complex="14pt"/>
    </style:style>
    <style:style style:name="P13" style:family="paragraph" style:parent-style-name="Text_20_body">
      <style:text-properties style:font-name="DejaVu Sans Mono" fo:font-size="14pt" fo:font-style="normal" style:text-underline-style="solid" style:text-underline-width="auto" style:text-underline-color="font-color" fo:font-weight="bold" officeooo:rsid="0017d3eb" officeooo:paragraph-rsid="0017d3e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text-properties style:font-name="DejaVu Sans Mono" fo:font-size="14pt" fo:font-style="normal" fo:font-weight="normal" officeooo:rsid="0017d3eb" officeooo:paragraph-rsid="0017d3e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7d3e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fo:font-weight="bold" officeooo:rsid="0013b778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82dc8" style:font-style-asian="italic" style:font-weight-asian="bold" style:font-style-complex="italic" style:font-weight-complex="bold"/>
    </style:style>
    <style:style style:name="T5" style:family="text">
      <style:text-properties officeooo:rsid="00182dc8"/>
    </style:style>
    <style:style style:name="T6" style:family="text">
      <style:text-properties officeooo:rsid="001a5e5e"/>
    </style:style>
    <style:style style:name="T7" style:family="text">
      <style:text-properties officeooo:rsid="001a8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 Of Sorrows</text:p>
      <text:p text:style-name="P11">Verse 1</text:p>
      <text:p text:style-name="P4">Man of sorrows, Lamb of God, By His own be-trayed</text:p>
      <text:p text:style-name="P4">The s<text:span text:style-name="T6">i</text:span>n of man and wrath of God has been on Je-sus laid</text:p>
      <text:p text:style-name="P13">Verse 2</text:p>
      <text:p text:style-name="P5">Si-lent as He stood ac-cused, beat-en, mocked, and scorned</text:p>
      <text:p text:style-name="P5">Bow-ing to the Fa-ther’s will, He took a crown of thorns.</text:p>
      <text:p text:style-name="P6">Chorus</text:p>
      <text:p text:style-name="P4">Oh, that rug-ged cross, my sal-va-tion</text:p>
      <text:p text:style-name="P4">Where your love poured out ov-er me</text:p>
      <text:p text:style-name="P4">Now my <text:span text:style-name="T7">s</text:span>oul cries out, hal-le-lu—jah</text:p>
      <text:p text:style-name="P4">Praise and ho-nor un-to Thee.</text:p>
      <text:p text:style-name="P9">Verse <text:span text:style-name="T1">3</text:span></text:p>
      <text:p text:style-name="P4">Sent of heav-en, God’s own Son to pur-chase and re-deem</text:p>
      <text:p text:style-name="P4">And re-con-cile the ve-ry ones who nailed Him to that tree</text:p>
      <text:p text:style-name="P8">Chorus</text:p>
      <text:p text:style-name="P7">Bridge <text:span text:style-name="T5">(x2)</text:span></text:p>
      <text:p text:style-name="P5">Now, my debt is paid, it is paid in full</text:p>
      <text:p text:style-name="P5">By the pre-cious blood that my Je-sus spilled</text:p>
      <text:p text:style-name="P5">Now, the curse of sin has no hold on me</text:p>
      <text:p text:style-name="P5">Whom the Son sets free, oh is free in-deed</text:p>
      <text:p text:style-name="P9">Verse <text:span text:style-name="T1">4</text:span></text:p>
      <text:p text:style-name="P4">See the stone is rolled a-way, be-hold the emp-ty tomb</text:p>
      <text:p text:style-name="P4">Hal-le-lu-jah, God be praised, He’s ris-en from the grave</text:p>
      <text:p text:style-name="P10"><text:span text:style-name="T3">Chorus </text:span><text:span text:style-name="T4">(x2)</text:span><text:span text:style-name="T4"><text:note text:id="ftn1" text:note-class="footnote"><text:note-citation>1</text:note-citation><text:note-body><text:p text:style-name="P2">CCLI Song # 6476063 © 2012 Hillsong Music Publishing Australia</text:p><text:p text:style-name="P1"><text:span text:style-name="T2">For use solely with the SongSelect® Terms of Use. All rights reserved. </text:span><text:a xlink:type="simple" xlink:href="http://www.ccli.com/" text:style-name="Internet_20_link" text:visited-style-name="Visited_20_Internet_20_Link"><text:span text:style-name="T2">www.ccli.com</text:span></text:a><text:span text:style-name="T2"> CCLI License # 3266058</text:span></text:p></text:note-body></text:not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37:49.043801033</meta:creation-date>
    <dc:date>2025-04-14T22:20:16.545228313</dc:date>
    <meta:editing-duration>PT1H4M24S</meta:editing-duration>
    <meta:editing-cycles>9</meta:editing-cycles>
    <meta:generator>LibreOffice/7.6.7.2$Linux_X86_64 LibreOffice_project/60$Build-2</meta:generator>
    <meta:print-date>2025-04-14T21:42:12.456011542</meta:print-date>
    <meta:printed-by>PDF files</meta:printed-by>
    <meta:document-statistic meta:table-count="0" meta:image-count="0" meta:object-count="0" meta:page-count="1" meta:paragraph-count="27" meta:word-count="189" meta:character-count="992" meta:non-whitespace-character-count="831"/>
  </office:meta>
</office:document-meta>
</file>